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21.15mm" fo:break-before="auto" style:use-optimal-row-height="true"/>
    </style:style>
    <style:style style:name="ro7" style:family="table-row">
      <style:table-row-properties style:row-height="8.8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12.74mm" fo:break-before="auto" style:use-optimal-row-height="true"/>
    </style:style>
    <style:style style:name="ro13" style:family="table-row">
      <style:table-row-properties style:row-height="16.83mm" fo:break-before="auto" style:use-optimal-row-height="true"/>
    </style:style>
    <style:style style:name="ro14" style:family="table-row">
      <style:table-row-properties style:row-height="24.68mm" fo:break-before="auto" style:use-optimal-row-height="true"/>
    </style:style>
    <style:style style:name="ro15" style:family="table-row">
      <style:table-row-properties style:row-height="43.96mm" fo:break-before="auto" style:use-optimal-row-height="true"/>
    </style:style>
    <style:style style:name="ro16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épart – Maison</text:p>
          </table:table-cell>
          <table:table-cell office:value-type="float" office:value="0" calcext:value-type="float">
            <text:p>0</text:p>
          </table:table-cell>
          <table:table-cell table:style-name="ce3" table:formula="of:=ROUND ( (['AA - Frequences'.B1]/['AA - Frequences'.$E$2])*100 ; 2 )" office:value-type="float" office:value="0" calcext:value-type="float">
            <text:p>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Départ – Ile deserte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2]/['AA - Frequences'.$E$2])*100 ; 2 )" office:value-type="float" office:value="100" calcext:value-type="float">
            <text:p>100</text:p>
          </table:table-cell>
          <table:table-cell table:style-name="ce3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part Maison" table:style-name="ta1">
        <office:forms form:automatic-focus="false" form:apply-design-mode="false"/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Départ – Maison" calcext:value-type="string">
            <text:p>Départ – Maison</text:p>
          </table:table-cell>
          <table:table-cell table:style-name="ce8" table:formula="of:=INDIRECT(CONCATENATE(&quot;$AA - Frequences.C&quot;;SHEET()-1)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[premiere visite]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Narrator : Et c'est ainsi que CAPITAINE parti enfin de sa vielle maison, à la recherche du trésor de Bobby Dick. Accompagné de sa fidèle galère, NOMBATEAU, et de seulement quelques rations.</text:p>
          </table:table-cell>
          <table:table-cell table:style-name="Default" office:value-type="string" calcext:value-type="string">
            <text:p>Node=&gt;retour</text:p>
          </table:table-cell>
          <table:table-cell table:style-name="Default"/>
          <table:table-cell table:number-columns-repeated="10"/>
          <table:table-cell table:style-name="ce9" table:number-columns-repeated="1011"/>
        </table:table-row>
        <table:table-row table:style-name="ro4">
          <table:table-cell office:value-type="string" calcext:value-type="string">
            <text:p>PlayerSpeak : En route !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Nous voilà sur une petite île. Un petit chemin de pierre mène à une chaumière coquette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salon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[salon]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 jusqu'au lendemain)(dormir)</text:p>
          </table:table-cell>
          <table:table-cell office:value-type="string" calcext:value-type="string">
            <text:p>Choice : (aller cuisine)</text:p>
          </table:table-cell>
          <table:table-cell/>
          <table:table-cell office:value-type="string" calcext:value-type="string">
            <text:p>Choice : (aller jard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Node=&gt;salon</text:p>
          </table:table-cell>
          <table:table-cell table:number-columns-repeated="4" office:value-type="string" calcext:value-type="string">
            <text:p>Fade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2"/>
          <table:table-cell table:style-name="ce9" office:value-type="string" calcext:value-type="string">
            <text:p>[cuisine-mère]</text:p>
          </table:table-cell>
          <table:table-cell table:number-columns-repeated="2"/>
          <table:table-cell table:style-name="ce9" office:value-type="string" calcext:value-type="string">
            <text:p>[mère partie]</text:p>
          </table:table-cell>
          <table:table-cell table:style-name="ce9" office:value-type="string" calcext:value-type="string">
            <text:p>[cuisine-mère-morte]</text:p>
          </table:table-cell>
          <table:table-cell/>
          <table:table-cell table:style-name="ce9" office:value-type="string" calcext:value-type="string">
            <text:p>[attaqua mère]</text:p>
          </table:table-cell>
          <table:table-cell table:style-name="Default"/>
          <table:table-cell table:number-columns-repeated="1013"/>
        </table:table-row>
        <table:table-row table:style-name="ro9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/10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, une épée dans le dos.</text:p>
          </table:table-cell>
          <table:table-cell/>
          <table:table-cell office:value-type="string" calcext:value-type="string">
            <text:p>PlayerSpeak : Désolé maman</text:p>
          </table:table-cell>
          <table:table-cell table:style-name="Default"/>
          <table:table-cell table:number-columns-repeated="1013"/>
        </table:table-row>
        <table:table-row table:style-name="ro10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regarder garde manger)(loot)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style-name="Default"/>
          <table:table-cell table:number-columns-repeated="1013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10" office:value-type="string" calcext:value-type="string">
            <text:p>[choix-cuisine]</text:p>
          </table:table-cell>
          <table:table-cell table:style-name="Default"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style-name="Default"/>
          <table:table-cell table:number-columns-repeated="1013"/>
        </table:table-row>
        <table:table-row table:style-name="ro5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regarder garde manger)(loot)</text:p>
          </table:table-cell>
          <table:table-cell table:style-name="Default"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OtherSpeak : Oui ?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OtherSpeak : Sers toi !</text:p>
          </table:table-cell>
          <table:table-cell table:style-name="Default"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ode=&gt;choix-cuisine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number-columns-repeated="3"/>
          <table:table-cell table:style-name="ce9" office:value-type="string" calcext:value-type="string">
            <text:p>[choix-mère]</text:p>
          </table:table-cell>
          <table:table-cell table:style-name="Default" table:number-columns-repeated="3"/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SetChoices3</text:p>
          </table:table-cell>
          <table:table-cell table:style-name="Default" table:number-columns-repeated="3"/>
          <table:table-cell table:number-columns-repeated="1017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Choice : Non rien !(partir)</text:p>
          </table:table-cell>
          <table:table-cell office:value-type="string" calcext:value-type="string">
            <text:p>Choice : Tu sais ou c'est Bobby Dick toi ?</text:p>
          </table:table-cell>
          <table:table-cell table:style-name="Default"/>
          <table:table-cell office:value-type="string" calcext:value-type="string">
            <text:p>Choice : Tu as un petit conseil ?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GiveTip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Default"/>
          <table:table-cell office:value-type="string" calcext:value-type="string">
            <text:p>Fade</text:p>
          </table:table-cell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Node=&gt;salon</text:p>
          </table:table-cell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 calcext:value-type="string">
            <text:p>Node=&gt;choix-mère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jardin]</text:p>
          </table:table-cell>
          <table:table-cell table:number-columns-repeated="2"/>
          <table:table-cell table:style-name="ce9" office:value-type="string" calcext:value-type="string">
            <text:p>[jardin-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choix jardin]</text:p>
          </table:table-cell>
          <table:table-cell table:number-columns-repeated="2"/>
          <table:table-cell table:style-name="ce9" office:value-type="string" calcext:value-type="string">
            <text:p>[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9" office:value-type="string" calcext:value-type="string">
            <text:p>[choix-père]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[jardin-père-mort]</text:p>
          </table:table-cell>
          <table:table-cell/>
          <table:table-cell table:style-name="ce9" office:value-type="string" calcext:value-type="string">
            <text:p>[attaqua père]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SetChoices4</text:p>
          </table:table-cell>
          <table:table-cell table:number-columns-repeated="2"/>
          <table:table-cell table:style-name="Default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Choice : (retourner au salon)(partir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table:style-name="Default" office:value-type="string" calcext:value-type="string">
            <text:p>Choice : Je peux faire quelque chose pour toi ?(quete)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table:style-name="Default" office:value-type="string" calcext:value-type="string">
            <text:p>Node=&gt;combat père</text:p>
          </table:table-cell>
          <table:table-cell table:style-name="Default"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 table:style-name="Default"/>
          <table:table-cell office:value-type="string" calcext:value-type="string">
            <text:p>OtherSpeak : Tout va bien ici merci !</text:p>
          </table:table-cell>
          <table:table-cell office:value-type="string" calcext:value-type="string">
            <text:p>NewQuest=&gt;choix-père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de=&gt;salon</text:p>
          </table:table-cell>
          <table:table-cell/>
          <table:table-cell table:style-name="Default"/>
          <table:table-cell office:value-type="string" calcext:value-type="string">
            <text:p>Node=&gt;choix-pèr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>
            <text:p>[combat père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moveKar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4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art Ile" table:style-name="ta1">
        <office:forms form:automatic-focus="false" form:apply-design-mode="false"/>
        <table:table-column table:style-name="co7" table:number-columns-repeated="1024" table:default-cell-style-name="ce12"/>
        <table:table-row table:style-name="ro2"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Fréquence / 5</text:p>
          </table:table-cell>
          <table:table-cell table:style-name="ce8"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Départ – Ile deserte" calcext:value-type="string">
            <text:p>Départ – Ile deserte</text:p>
          </table:table-cell>
          <table:table-cell table:style-name="ce8" table:formula="of:=INDIRECT(CONCATENATE(&quot;$AA - Frequences.C&quot;;SHEET()-1))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[premiere visite]</text:p>
          </table:table-cell>
          <table:table-cell table:style-name="ce11" table:number-columns-repeated="2"/>
          <table:table-cell table:number-columns-repeated="1021"/>
        </table:table-row>
        <table:table-row table:style-name="ro15">
          <table:table-cell table:style-name="ce8" office:value-type="string" calcext:value-type="string">
            <text:p>Narrator : Naufragé depuis plus d'un an, CAPITAINE n'a quasiment plus rien à mangé. Il est temps pour lui de partir à bord de son bateau construit de bambous et d'os, NOMBATEAU, et de chercher la richesse auprès du trésor de Bobby Dick.</text:p>
          </table:table-cell>
          <table:table-cell table:style-name="ce8" office:value-type="string" calcext:value-type="string">
            <text:p>Node=&gt;retour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 calcext:value-type="string">
            <text:p>PlayerSpeak : En route !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table:style-name="ce8" table:number-columns-repeated="2"/>
          <table:table-cell table:number-columns-repeated="1021"/>
        </table:table-row>
        <table:table-row table:style-name="ro1" table:number-rows-repeated="2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11" office:value-type="string" calcext:value-type="string">
            <text:p>[retour]</text:p>
          </table:table-cell>
          <table:table-cell table:style-name="ce8" table:number-columns-repeated="2"/>
          <table:table-cell table:number-columns-repeated="1021"/>
        </table:table-row>
        <table:table-row table:style-name="ro16">
          <table:table-cell table:style-name="ce8" office:value-type="string" calcext:value-type="string">
            <text:p>Narrator : La vielle île naufragé de CAPITAINE. Les années passées dans cette prison ne lui donne pas envie de s'éterniser.</text:p>
          </table:table-cell>
          <table:table-cell table:style-name="ce8"/>
          <table:table-cell table:style-name="ce11" office:value-type="string" calcext:value-type="string">
            <text:p>[partir]</text:p>
          </table:table-cell>
          <table:table-cell table:number-columns-repeated="1021"/>
        </table:table-row>
        <table:table-row table:style-name="ro9">
          <table:table-cell table:style-name="ce8" office:value-type="string" calcext:value-type="string">
            <text:p>ChangeStory=&gt;Île Déserte[ile sans arbuste/partir]</text:p>
          </table:table-cell>
          <table:table-cell table:style-name="ce8"/>
          <table:table-cell table:style-name="ce8" office:value-type="string" calcext:value-type="string">
            <text:p>Leave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0:55:32.0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3T11:16:02.513000000</dc:date>
    <meta:editing-duration>P3DT12H51M41S</meta:editing-duration>
    <meta:editing-cycles>502</meta:editing-cycles>
    <meta:generator>LibreOffice/5.1.6.2$Windows_x86 LibreOffice_project/07ac168c60a517dba0f0d7bc7540f5afa45f0909</meta:generator>
    <meta:document-statistic meta:table-count="3" meta:cell-count="174" meta:object-count="0"/>
  </office:meta>
</office:document-meta>
</file>